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Palatino Linotype" svg:font-family="Palatino Linotype" style:font-family-generic="roman" style:font-pitch="variable" svg:panose-1="2 4 5 2 5 5 5 3 3 4"/>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Palatino Linotype"/>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15%"/>
    </style:style>
    <style:style style:name="T2" style:parent-style-name="Absatz-Standardschriftart" style:family="text">
      <style:text-properties style:font-name="Palatino Linotype" style:font-name-complex="Calibri" fo:font-size="11pt" style:font-size-asian="11pt" style:font-size-complex="11pt" fo:language="de" fo:country="DE"/>
    </style:style>
    <style:style style:name="T3" style:parent-style-name="Absatz-Standardschriftart" style:family="text">
      <style:text-properties style:font-name="Palatino Linotype" style:font-name-complex="Calibri" fo:font-size="11pt" style:font-size-asian="11pt" style:font-size-complex="11pt" fo:language="de" fo:country="DE"/>
    </style:style>
    <style:style style:name="T4" style:parent-style-name="Absatz-Standardschriftart" style:family="text">
      <style:text-properties style:font-name="Palatino Linotype" style:font-name-complex="Calibri" fo:font-size="11pt" style:font-size-asian="11pt" style:font-size-complex="11pt" fo:language="de" fo:country="DE"/>
    </style:style>
    <style:style style:name="T5" style:parent-style-name="Absatz-Standardschriftart" style:family="text">
      <style:text-properties style:font-name="Palatino Linotype" style:font-name-complex="Calibri" fo:font-size="11pt" style:font-size-asian="11pt" style:font-size-complex="11pt" fo:language="de" fo:country="DE"/>
    </style:style>
    <style:style style:name="T6" style:parent-style-name="Absatz-Standardschriftart" style:family="text">
      <style:text-properties style:font-name="Palatino Linotype" style:font-name-complex="Calibri" fo:font-size="11pt" style:font-size-asian="11pt" style:font-size-complex="11pt" fo:language="de" fo:country="DE"/>
    </style:style>
    <style:style style:name="T7" style:parent-style-name="Absatz-Standardschriftart" style:family="text">
      <style:text-properties style:font-name="Palatino Linotype" style:font-name-complex="Calibri" fo:font-size="11pt" style:font-size-asian="11pt" style:font-size-complex="11pt" fo:language="de" fo:country="DE"/>
    </style:style>
    <style:style style:name="T8" style:parent-style-name="Absatz-Standardschriftart" style:family="text">
      <style:text-properties style:font-name="Palatino Linotype" style:font-name-complex="Calibri" fo:font-size="11pt" style:font-size-asian="11pt" style:font-size-complex="11pt" fo:language="de" fo:country="DE"/>
    </style:style>
    <style:style style:name="T9" style:parent-style-name="Absatz-Standardschriftart" style:family="text">
      <style:text-properties style:font-name="Palatino Linotype" style:font-name-complex="Calibri" fo:font-size="11pt" style:font-size-asian="11pt" style:font-size-complex="11pt" fo:language="de" fo:country="DE"/>
    </style:style>
    <style:style style:name="T10" style:parent-style-name="Absatz-Standardschriftart" style:family="text">
      <style:text-properties style:font-name="Palatino Linotype" style:font-name-complex="Calibri" fo:font-size="11pt" style:font-size-asian="11pt" style:font-size-complex="11pt" fo:language="de" fo:country="DE"/>
    </style:style>
    <style:style style:name="T11" style:parent-style-name="Absatz-Standardschriftart" style:family="text">
      <style:text-properties style:font-name="Palatino Linotype" style:font-name-complex="Calibri" fo:font-size="11pt" style:font-size-asian="11pt" style:font-size-complex="11pt" fo:language="de" fo:country="DE"/>
    </style:style>
    <style:style style:name="T12" style:parent-style-name="Absatz-Standardschriftart" style:family="text">
      <style:text-properties style:font-name="Palatino Linotype" style:font-name-complex="Calibri" fo:font-size="11pt" style:font-size-asian="11pt" style:font-size-complex="11pt" fo:language="de" fo:country="DE"/>
    </style:style>
    <style:style style:name="T13" style:parent-style-name="Absatz-Standardschriftart" style:family="text">
      <style:text-properties style:font-name="Palatino Linotype" style:font-name-complex="Calibri" fo:font-size="11pt" style:font-size-asian="11pt" style:font-size-complex="11pt" fo:language="de" fo:country="DE"/>
    </style:style>
    <style:style style:name="T14" style:parent-style-name="Absatz-Standardschriftart" style:family="text">
      <style:text-properties style:font-name="Palatino Linotype" style:font-name-complex="Calibri" fo:color="#196B24" fo:font-size="11pt" style:font-size-asian="11pt" style:font-size-complex="11pt" fo:language="de" fo:country="DE"/>
    </style:style>
    <style:style style:name="T15" style:parent-style-name="Absatz-Standardschriftart" style:family="text">
      <style:text-properties style:font-name="Palatino Linotype" style:font-name-complex="Calibri" fo:font-size="11pt" style:font-size-asian="11pt" style:font-size-complex="11pt" fo:language="de" fo:country="DE"/>
    </style:style>
    <style:style style:name="T16" style:parent-style-name="Absatz-Standardschriftart" style:family="text">
      <style:text-properties style:font-name="Palatino Linotype" style:font-name-complex="Calibri" fo:font-size="11pt" style:font-size-asian="11pt" style:font-size-complex="11pt" fo:language="de" fo:country="DE"/>
    </style:style>
    <style:style style:name="T17" style:parent-style-name="Absatz-Standardschriftart" style:family="text">
      <style:text-properties style:font-name="Palatino Linotype" style:font-name-complex="Calibri" fo:color="#196B24" fo:font-size="11pt" style:font-size-asian="11pt" style:font-size-complex="11pt" fo:language="de" fo:country="DE"/>
    </style:style>
    <style:style style:name="T18" style:parent-style-name="Absatz-Standardschriftart" style:family="text">
      <style:text-properties style:font-name="Palatino Linotype" style:font-name-complex="Calibri" fo:font-size="11pt" style:font-size-asian="11pt" style:font-size-complex="11pt" fo:language="de" fo:country="DE"/>
    </style:style>
    <style:style style:name="T19" style:parent-style-name="Absatz-Standardschriftart" style:family="text">
      <style:text-properties style:font-name="Palatino Linotype" style:font-name-complex="Calibri" fo:font-size="11pt" style:font-size-asian="11pt" style:font-size-complex="11pt" fo:language="de" fo:country="DE"/>
    </style:style>
    <style:style style:name="T20" style:parent-style-name="Absatz-Standardschriftart" style:family="text">
      <style:text-properties style:font-name="Palatino Linotype" style:font-name-complex="Calibri" fo:color="#196B24" fo:font-size="11pt" style:font-size-asian="11pt" style:font-size-complex="11pt" fo:language="de" fo:country="DE"/>
    </style:style>
    <style:style style:name="T21" style:parent-style-name="Absatz-Standardschriftart" style:family="text">
      <style:text-properties style:font-name="Palatino Linotype" style:font-name-complex="Calibri" fo:font-size="11pt" style:font-size-asian="11pt" style:font-size-complex="11pt" fo:language="de" fo:country="DE"/>
    </style:style>
    <style:style style:name="T22" style:parent-style-name="Absatz-Standardschriftart" style:family="text">
      <style:text-properties style:font-name="Palatino Linotype" style:font-name-complex="Calibri" fo:font-size="11pt" style:font-size-asian="11pt" style:font-size-complex="11pt" fo:language="de" fo:country="DE"/>
    </style:style>
    <style:style style:name="T23" style:parent-style-name="Absatz-Standardschriftart" style:family="text">
      <style:text-properties style:font-name="Palatino Linotype" style:font-name-complex="Calibri" fo:font-size="11pt" style:font-size-asian="11pt" style:font-size-complex="11pt" fo:language="de" fo:country="DE"/>
    </style:style>
    <style:style style:name="T24" style:parent-style-name="Absatz-Standardschriftart" style:family="text">
      <style:text-properties style:font-name="Palatino Linotype" style:font-name-complex="Calibri" fo:font-size="11pt" style:font-size-asian="11pt" style:font-size-complex="11pt" fo:language="de" fo:country="DE"/>
    </style:style>
    <style:style style:name="T25" style:parent-style-name="Absatz-Standardschriftart" style:family="text">
      <style:text-properties style:font-name="Palatino Linotype" style:font-name-complex="Calibri" fo:font-size="11pt" style:font-size-asian="11pt" style:font-size-complex="11pt" fo:language="de" fo:country="DE"/>
    </style:style>
    <style:style style:name="T26" style:parent-style-name="Absatz-Standardschriftart" style:family="text">
      <style:text-properties style:font-name="Palatino Linotype" style:font-name-complex="Calibri" fo:font-size="11pt" style:font-size-asian="11pt" style:font-size-complex="11pt" fo:language="de" fo:country="DE"/>
    </style:style>
    <style:style style:name="T27" style:parent-style-name="Absatz-Standardschriftart" style:family="text">
      <style:text-properties style:font-name="Palatino Linotype" style:font-name-complex="Calibri" fo:font-size="11pt" style:font-size-asian="11pt" style:font-size-complex="11pt" fo:language="de" fo:country="DE"/>
    </style:style>
    <style:style style:name="T28" style:parent-style-name="Absatz-Standardschriftart" style:family="text">
      <style:text-properties style:font-name="Palatino Linotype" style:font-name-complex="Calibri" fo:font-size="11pt" style:font-size-asian="11pt" style:font-size-complex="11pt" fo:language="de" fo:country="DE"/>
    </style:style>
    <style:style style:name="T29" style:parent-style-name="Absatz-Standardschriftart" style:family="text">
      <style:text-properties style:font-name="Palatino Linotype" style:font-name-complex="Calibri" fo:font-size="11pt" style:font-size-asian="11pt" style:font-size-complex="11pt" fo:language="de" fo:country="DE"/>
    </style:style>
    <style:style style:name="T30" style:parent-style-name="Absatz-Standardschriftart" style:family="text">
      <style:text-properties style:font-name="Palatino Linotype" style:font-name-complex="Calibri" fo:font-size="11pt" style:font-size-asian="11pt" style:font-size-complex="11pt" fo:language="de" fo:country="DE"/>
    </style:style>
    <style:style style:name="T31" style:parent-style-name="Absatz-Standardschriftart" style:family="text">
      <style:text-properties style:font-name="Palatino Linotype" style:font-name-complex="Calibri" fo:font-size="11pt" style:font-size-asian="11pt" style:font-size-complex="11pt" fo:language="de" fo:country="DE"/>
    </style:style>
    <style:style style:name="T32" style:parent-style-name="Absatz-Standardschriftart" style:family="text">
      <style:text-properties style:font-name="Palatino Linotype" style:font-name-complex="Calibri" fo:font-size="11pt" style:font-size-asian="11pt" style:font-size-complex="11pt" fo:language="de" fo:country="DE"/>
    </style:style>
    <style:style style:name="T33" style:parent-style-name="Absatz-Standardschriftart" style:family="text">
      <style:text-properties style:font-name="Palatino Linotype" style:font-name-complex="Calibri" fo:font-size="11pt" style:font-size-asian="11pt" style:font-size-complex="11pt" fo:language="de" fo:country="DE"/>
    </style:style>
    <style:style style:name="T34" style:parent-style-name="Absatz-Standardschriftart" style:family="text">
      <style:text-properties style:font-name="Palatino Linotype" style:font-name-complex="Calibri" fo:font-size="11pt" style:font-size-asian="11pt" style:font-size-complex="11pt" fo:language="de" fo:country="DE"/>
    </style:style>
    <style:style style:name="P35"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36"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37" style:parent-style-name="Standard" style:family="paragraph">
      <style:paragraph-properties fo:line-height="115%"/>
    </style:style>
    <style:style style:name="T38"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P39" style:parent-style-name="Standard" style:family="paragraph">
      <style:paragraph-properties fo:line-height="115%"/>
      <style:text-properties style:font-name="Palatino Linotype" style:font-name-complex="Calibri" fo:font-size="11pt" style:font-size-asian="11pt" style:font-size-complex="11pt" fo:background-color="#808080" fo:language="de" fo:country="DE"/>
    </style:style>
    <style:style style:name="P40" style:parent-style-name="Standard" style:family="paragraph">
      <style:paragraph-properties fo:line-height="115%"/>
      <style:text-properties style:font-name="Palatino Linotype" style:font-name-complex="Calibri" fo:font-size="11pt" style:font-size-asian="11pt" style:font-size-complex="11pt" fo:background-color="#808080" fo:language="de" fo:country="DE"/>
    </style:style>
    <style:style style:name="P41" style:parent-style-name="Standard" style:family="paragraph">
      <style:paragraph-properties fo:line-height="115%"/>
      <style:text-properties style:font-name="Palatino Linotype" style:font-name-complex="Calibri" fo:font-size="11pt" style:font-size-asian="11pt" style:font-size-complex="11pt" fo:background-color="#808080" fo:language="de" fo:country="DE"/>
    </style:style>
    <style:style style:name="P42" style:parent-style-name="Standard" style:family="paragraph">
      <style:paragraph-properties fo:line-height="115%"/>
      <style:text-properties style:font-name="Palatino Linotype" style:font-name-complex="Calibri" fo:font-size="11pt" style:font-size-asian="11pt" style:font-size-complex="11pt" fo:background-color="#808080" fo:language="de" fo:country="DE"/>
    </style:style>
    <style:style style:name="P43" style:parent-style-name="Standard" style:family="paragraph">
      <style:paragraph-properties fo:line-height="115%"/>
      <style:text-properties style:font-name="Palatino Linotype" style:font-name-complex="Calibri" fo:font-size="11pt" style:font-size-asian="11pt" style:font-size-complex="11pt" fo:background-color="#808080" fo:language="de" fo:country="DE"/>
    </style:style>
    <style:style style:name="P44" style:parent-style-name="Standard" style:family="paragraph">
      <style:paragraph-properties fo:line-height="115%"/>
      <style:text-properties style:font-name="Palatino Linotype" style:font-name-complex="Calibri" fo:font-size="11pt" style:font-size-asian="11pt" style:font-size-complex="11pt" fo:background-color="#808080" fo:language="de" fo:country="DE"/>
    </style:style>
    <style:style style:name="P45" style:parent-style-name="Standard" style:family="paragraph">
      <style:paragraph-properties fo:line-height="115%"/>
      <style:text-properties style:font-name="Palatino Linotype" style:font-name-complex="Calibri" fo:font-size="11pt" style:font-size-asian="11pt" style:font-size-complex="11pt" fo:background-color="#808080" fo:language="de" fo:country="DE"/>
    </style:style>
    <style:style style:name="P46" style:parent-style-name="Standard" style:family="paragraph">
      <style:paragraph-properties fo:line-height="115%"/>
      <style:text-properties style:font-name="Palatino Linotype" style:font-name-complex="Calibri" fo:font-size="11pt" style:font-size-asian="11pt" style:font-size-complex="11pt" fo:background-color="#808080" fo:language="de" fo:country="DE"/>
    </style:style>
    <style:style style:name="P47" style:parent-style-name="Standard" style:family="paragraph">
      <style:paragraph-properties fo:line-height="115%"/>
      <style:text-properties style:font-name="Palatino Linotype" style:font-name-complex="Calibri" fo:font-size="11pt" style:font-size-asian="11pt" style:font-size-complex="11pt" fo:background-color="#808080" fo:language="de" fo:country="DE"/>
    </style:style>
    <style:style style:name="P48" style:parent-style-name="Standard" style:family="paragraph">
      <style:paragraph-properties fo:line-height="115%"/>
      <style:text-properties style:font-name="Palatino Linotype" style:font-name-complex="Calibri" fo:font-size="11pt" style:font-size-asian="11pt" style:font-size-complex="11pt" fo:background-color="#808080" fo:language="de" fo:country="DE"/>
    </style:style>
    <style:style style:name="P49" style:parent-style-name="Standard" style:family="paragraph">
      <style:paragraph-properties fo:line-height="115%"/>
      <style:text-properties style:font-name="Palatino Linotype" style:font-name-complex="Calibri" fo:font-size="11pt" style:font-size-asian="11pt" style:font-size-complex="11pt" fo:background-color="#808080" fo:language="de" fo:country="DE"/>
    </style:style>
    <style:style style:name="P50" style:parent-style-name="Standard" style:family="paragraph">
      <style:paragraph-properties fo:line-height="115%"/>
      <style:text-properties style:font-name="Palatino Linotype" style:font-name-complex="Calibri" fo:font-size="11pt" style:font-size-asian="11pt" style:font-size-complex="11pt" fo:background-color="#808080" fo:language="de" fo:country="DE"/>
    </style:style>
    <style:style style:name="P51" style:parent-style-name="Standard" style:family="paragraph">
      <style:paragraph-properties fo:line-height="115%"/>
      <style:text-properties style:font-name="Palatino Linotype" style:font-name-complex="Calibri" fo:font-size="11pt" style:font-size-asian="11pt" style:font-size-complex="11pt" fo:background-color="#808080" fo:language="de" fo:country="DE"/>
    </style:style>
    <style:style style:name="P52" style:parent-style-name="Standard" style:family="paragraph">
      <style:paragraph-properties fo:line-height="115%"/>
    </style:style>
    <style:style style:name="T53" style:parent-style-name="Absatz-Standardschriftart" style:family="text">
      <style:text-properties style:font-name="Palatino Linotype" style:font-name-complex="Calibri" fo:font-size="11pt" style:font-size-asian="11pt" style:font-size-complex="11pt" fo:background-color="#808080" fo:language="de" fo:country="DE"/>
    </style:style>
    <style:style style:name="T54" style:parent-style-name="Absatz-Standardschriftart" style:family="text">
      <style:text-properties style:font-name="Palatino Linotype" style:font-name-complex="Calibri" fo:font-size="11pt" style:font-size-asian="11pt" style:font-size-complex="11pt" fo:background-color="#808080" fo:language="de" fo:country="DE"/>
    </style:style>
    <style:style style:name="T55" style:parent-style-name="Absatz-Standardschriftart" style:family="text">
      <style:text-properties style:font-name="Palatino Linotype" style:font-name-complex="Calibri" fo:font-size="11pt" style:font-size-asian="11pt" style:font-size-complex="11pt" fo:background-color="#808080" fo:language="de" fo:country="DE"/>
    </style:style>
    <style:style style:name="T56" style:parent-style-name="Absatz-Standardschriftart" style:family="text">
      <style:text-properties style:font-name="Palatino Linotype" style:font-name-complex="Calibri" fo:font-size="11pt" style:font-size-asian="11pt" style:font-size-complex="11pt" fo:background-color="#808080" fo:language="de" fo:country="DE"/>
    </style:style>
    <style:style style:name="T57" style:parent-style-name="Absatz-Standardschriftart" style:family="text">
      <style:text-properties style:font-name="Palatino Linotype" style:font-name-complex="Calibri" fo:font-size="11pt" style:font-size-asian="11pt" style:font-size-complex="11pt" fo:background-color="#808080" fo:language="de" fo:country="DE"/>
    </style:style>
    <style:style style:name="T58" style:parent-style-name="Absatz-Standardschriftart" style:family="text">
      <style:text-properties style:font-name="Palatino Linotype" style:font-name-complex="Calibri" fo:font-size="11pt" style:font-size-asian="11pt" style:font-size-complex="11pt" fo:background-color="#808080" fo:language="de" fo:country="DE"/>
    </style:style>
    <style:style style:name="T59" style:parent-style-name="Absatz-Standardschriftart" style:family="text">
      <style:text-properties style:font-name="Palatino Linotype" style:font-name-complex="Calibri" fo:font-size="11pt" style:font-size-asian="11pt" style:font-size-complex="11pt" fo:background-color="#808080" fo:language="de" fo:country="DE"/>
    </style:style>
    <style:style style:name="T60" style:parent-style-name="Absatz-Standardschriftart" style:family="text">
      <style:text-properties style:font-name="Palatino Linotype" style:font-name-complex="Calibri" fo:font-size="11pt" style:font-size-asian="11pt" style:font-size-complex="11pt" fo:background-color="#808080" fo:language="de" fo:country="DE"/>
    </style:style>
    <style:style style:name="T61" style:parent-style-name="Absatz-Standardschriftart" style:family="text">
      <style:text-properties style:font-name="Palatino Linotype" style:font-name-complex="Calibri" fo:font-size="11pt" style:font-size-asian="11pt" style:font-size-complex="11pt" fo:background-color="#808080" fo:language="de" fo:country="DE"/>
    </style:style>
    <style:style style:name="T62" style:parent-style-name="Absatz-Standardschriftart" style:family="text">
      <style:text-properties style:font-name="Palatino Linotype" style:font-name-complex="Calibri" fo:font-size="11pt" style:font-size-asian="11pt" style:font-size-complex="11pt" fo:background-color="#808080" fo:language="de" fo:country="DE"/>
    </style:style>
    <style:style style:name="T63" style:parent-style-name="Absatz-Standardschriftart" style:family="text">
      <style:text-properties style:font-name="Palatino Linotype" style:font-name-complex="Calibri" fo:font-size="11pt" style:font-size-asian="11pt" style:font-size-complex="11pt" fo:language="de" fo:country="DE"/>
    </style:style>
    <style:style style:name="T64" style:parent-style-name="Absatz-Standardschriftart" style:family="text">
      <style:text-properties style:font-name="Palatino Linotype" style:font-name-complex="Calibri" fo:font-size="11pt" style:font-size-asian="11pt" style:font-size-complex="11pt" fo:language="de" fo:country="DE"/>
    </style:style>
    <style:style style:name="T65" style:parent-style-name="Absatz-Standardschriftart" style:family="text">
      <style:text-properties style:font-name="Palatino Linotype" style:font-name-complex="Calibri" fo:font-size="11pt" style:font-size-asian="11pt" style:font-size-complex="11pt" fo:language="de" fo:country="DE"/>
    </style:style>
    <style:style style:name="T66" style:parent-style-name="Absatz-Standardschriftart" style:family="text">
      <style:text-properties style:font-name="Palatino Linotype" style:font-name-complex="Calibri" fo:font-size="11pt" style:font-size-asian="11pt" style:font-size-complex="11pt" fo:language="de" fo:country="DE"/>
    </style:style>
    <style:style style:name="T67" style:parent-style-name="Absatz-Standardschriftart" style:family="text">
      <style:text-properties style:font-name="Palatino Linotype" style:font-name-complex="Calibri" fo:font-size="11pt" style:font-size-asian="11pt" style:font-size-complex="11pt" fo:language="de" fo:country="DE"/>
    </style:style>
    <style:style style:name="T68" style:parent-style-name="Absatz-Standardschriftart" style:family="text">
      <style:text-properties style:font-name="Segoe UI Emoji" style:font-name-asian="Segoe UI Emoji" style:font-name-complex="Segoe UI Emoji" fo:font-size="11pt" style:font-size-asian="11pt" style:font-size-complex="11pt" fo:language="de" fo:country="DE"/>
    </style:style>
    <style:style style:name="T69" style:parent-style-name="Absatz-Standardschriftart" style:family="text">
      <style:text-properties style:font-name="Palatino Linotype" style:font-name-complex="Calibri" fo:font-size="11pt" style:font-size-asian="11pt" style:font-size-complex="11pt" fo:language="de" fo:country="DE"/>
    </style:style>
    <style:style style:name="P70"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71" style:parent-style-name="Standard" style:family="paragraph">
      <style:paragraph-properties fo:line-height="115%"/>
    </style:style>
    <style:style style:name="T72" style:parent-style-name="Absatz-Standardschriftart" style:family="text">
      <style:text-properties style:font-name="Palatino Linotype" style:font-name-complex="Calibri" fo:font-size="11pt" style:font-size-asian="11pt" style:font-size-complex="11pt" fo:language="de" fo:country="DE"/>
    </style:style>
    <style:style style:name="T73" style:parent-style-name="Absatz-Standardschriftart" style:family="text">
      <style:text-properties style:font-name="Palatino Linotype" style:font-name-complex="Calibri" fo:font-size="11pt" style:font-size-asian="11pt" style:font-size-complex="11pt" fo:language="de" fo:country="DE"/>
    </style:style>
    <style:style style:name="T74" style:parent-style-name="Absatz-Standardschriftart" style:family="text">
      <style:text-properties style:font-name="Palatino Linotype" style:font-name-complex="Calibri" fo:font-size="11pt" style:font-size-asian="11pt" style:font-size-complex="11pt" fo:language="de" fo:country="DE"/>
    </style:style>
    <style:style style:name="T75" style:parent-style-name="Absatz-Standardschriftart" style:family="text">
      <style:text-properties style:font-name="Palatino Linotype" style:font-name-complex="Calibri" fo:font-size="11pt" style:font-size-asian="11pt" style:font-size-complex="11pt" fo:language="de" fo:country="DE"/>
    </style:style>
    <style:style style:name="T76" style:parent-style-name="Absatz-Standardschriftart" style:family="text">
      <style:text-properties style:font-name="Palatino Linotype" style:font-name-complex="Calibri" fo:font-size="11pt" style:font-size-asian="11pt" style:font-size-complex="11pt" fo:language="de" fo:country="DE"/>
    </style:style>
    <style:style style:name="T77" style:parent-style-name="Absatz-Standardschriftart" style:family="text">
      <style:text-properties style:font-name="Palatino Linotype" style:font-name-complex="Calibri" fo:font-size="11pt" style:font-size-asian="11pt" style:font-size-complex="11pt" fo:language="de" fo:country="DE"/>
    </style:style>
    <style:style style:name="T78" style:parent-style-name="Absatz-Standardschriftart" style:family="text">
      <style:text-properties style:font-name="Palatino Linotype" style:font-name-complex="Calibri" fo:font-size="11pt" style:font-size-asian="11pt" style:font-size-complex="11pt" fo:language="de" fo:country="DE"/>
    </style:style>
    <style:style style:name="T79" style:parent-style-name="Absatz-Standardschriftart" style:family="text">
      <style:text-properties style:font-name="Palatino Linotype" style:font-name-complex="Calibri" fo:font-size="11pt" style:font-size-asian="11pt" style:font-size-complex="11pt" fo:language="de" fo:country="DE"/>
    </style:style>
    <style:style style:name="T80" style:parent-style-name="Absatz-Standardschriftart" style:family="text">
      <style:text-properties style:font-name="Palatino Linotype" style:font-name-complex="Calibri" fo:font-size="11pt" style:font-size-asian="11pt" style:font-size-complex="11pt" fo:language="de" fo:country="DE"/>
    </style:style>
    <style:style style:name="T81" style:parent-style-name="Absatz-Standardschriftart" style:family="text">
      <style:text-properties style:font-name="Palatino Linotype" style:font-name-complex="Calibri" fo:font-style="italic" style:font-style-asian="italic" fo:font-size="11pt" style:font-size-asian="11pt" style:font-size-complex="11pt" fo:language="de" fo:country="DE"/>
    </style:style>
    <style:style style:name="T82" style:parent-style-name="Absatz-Standardschriftart" style:family="text">
      <style:text-properties style:font-name="Palatino Linotype" style:font-name-complex="Calibri" fo:font-size="11pt" style:font-size-asian="11pt" style:font-size-complex="11pt" fo:language="de" fo:country="DE"/>
    </style:style>
    <style:style style:name="T83" style:parent-style-name="Absatz-Standardschriftart" style:family="text">
      <style:text-properties style:font-name="Palatino Linotype" style:font-name-complex="Calibri" fo:font-size="11pt" style:font-size-asian="11pt" style:font-size-complex="11pt" fo:language="de" fo:country="DE"/>
    </style:style>
    <style:style style:name="T84" style:parent-style-name="Absatz-Standardschriftart" style:family="text">
      <style:text-properties style:font-name="Palatino Linotype" style:font-name-complex="Calibri" fo:font-size="11pt" style:font-size-asian="11pt" style:font-size-complex="11pt" fo:language="de" fo:country="DE"/>
    </style:style>
    <style:style style:name="T85" style:parent-style-name="Absatz-Standardschriftart" style:family="text">
      <style:text-properties style:font-name="Palatino Linotype" style:font-name-complex="Calibri" fo:font-size="11pt" style:font-size-asian="11pt" style:font-size-complex="11pt" fo:language="de" fo:country="DE"/>
    </style:style>
    <style:style style:name="T86" style:parent-style-name="Absatz-Standardschriftart" style:family="text">
      <style:text-properties style:font-name="Palatino Linotype" style:font-name-complex="Calibri" fo:font-size="11pt" style:font-size-asian="11pt" style:font-size-complex="11pt" fo:language="de" fo:country="DE"/>
    </style:style>
    <style:style style:name="T87" style:parent-style-name="Absatz-Standardschriftart" style:family="text">
      <style:text-properties style:font-name="Palatino Linotype" style:font-name-complex="Calibri" fo:color="#196B24" fo:font-size="11pt" style:font-size-asian="11pt" style:font-size-complex="11pt" fo:language="de" fo:country="DE"/>
    </style:style>
    <style:style style:name="T88" style:parent-style-name="Absatz-Standardschriftart" style:family="text">
      <style:text-properties style:font-name="Palatino Linotype" style:font-name-complex="Calibri" fo:font-size="11pt" style:font-size-asian="11pt" style:font-size-complex="11pt" fo:language="de" fo:country="DE"/>
    </style:style>
    <style:style style:name="T89" style:parent-style-name="Absatz-Standardschriftart" style:family="text">
      <style:text-properties style:font-name="Palatino Linotype" style:font-name-complex="Calibri" fo:font-style="italic" style:font-style-asian="italic" fo:font-size="11pt" style:font-size-asian="11pt" style:font-size-complex="11pt" fo:language="de" fo:country="DE"/>
    </style:style>
    <style:style style:name="T90" style:parent-style-name="Absatz-Standardschriftart" style:family="text">
      <style:text-properties style:font-name="Palatino Linotype" style:font-name-complex="Calibri" fo:font-style="italic" style:font-style-asian="italic" fo:font-size="11pt" style:font-size-asian="11pt" style:font-size-complex="11pt" fo:language="de" fo:country="DE"/>
    </style:style>
    <style:style style:name="T91" style:parent-style-name="Absatz-Standardschriftart" style:family="text">
      <style:text-properties style:font-name="Palatino Linotype" style:font-name-complex="Calibri" fo:font-size="11pt" style:font-size-asian="11pt" style:font-size-complex="11pt" fo:language="de" fo:country="DE"/>
    </style:style>
    <style:style style:name="T92" style:parent-style-name="Absatz-Standardschriftart" style:family="text">
      <style:text-properties style:font-name="Palatino Linotype" style:font-name-complex="Calibri" fo:font-size="11pt" style:font-size-asian="11pt" style:font-size-complex="11pt" fo:language="de" fo:country="DE"/>
    </style:style>
    <style:style style:name="T93" style:parent-style-name="Absatz-Standardschriftart" style:family="text">
      <style:text-properties style:font-name="Palatino Linotype" style:font-name-complex="Calibri" fo:font-size="11pt" style:font-size-asian="11pt" style:font-size-complex="11pt" fo:language="de" fo:country="DE"/>
    </style:style>
    <style:style style:name="T94" style:parent-style-name="Absatz-Standardschriftart" style:family="text">
      <style:text-properties style:font-name="Palatino Linotype" style:font-name-complex="Calibri" fo:font-size="11pt" style:font-size-asian="11pt" style:font-size-complex="11pt" fo:language="de" fo:country="DE"/>
    </style:style>
    <style:style style:name="T95" style:parent-style-name="Absatz-Standardschriftart" style:family="text">
      <style:text-properties style:font-name="Palatino Linotype" style:font-name-complex="Calibri" fo:font-size="11pt" style:font-size-asian="11pt" style:font-size-complex="11pt" fo:language="de" fo:country="DE"/>
    </style:style>
    <style:style style:name="T96" style:parent-style-name="Absatz-Standardschriftart" style:family="text">
      <style:text-properties style:font-name="Palatino Linotype" style:font-name-complex="Calibri" fo:font-size="11pt" style:font-size-asian="11pt" style:font-size-complex="11pt" fo:language="de" fo:country="DE"/>
    </style:style>
    <style:style style:name="T97" style:parent-style-name="Absatz-Standardschriftart" style:family="text">
      <style:text-properties style:font-name="Palatino Linotype" style:font-name-complex="Calibri" fo:font-size="11pt" style:font-size-asian="11pt" style:font-size-complex="11pt" fo:language="de" fo:country="DE"/>
    </style:style>
    <style:style style:name="T98" style:parent-style-name="Absatz-Standardschriftart" style:family="text">
      <style:text-properties style:font-name="Palatino Linotype" style:font-name-complex="Calibri" fo:font-size="11pt" style:font-size-asian="11pt" style:font-size-complex="11pt" fo:language="de" fo:country="DE"/>
    </style:style>
    <style:style style:name="P99"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00"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01"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02"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03"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04"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05"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06"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07"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08"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09"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10"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11"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12"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13" style:parent-style-name="Standard" style:family="paragraph">
      <style:paragraph-properties fo:line-height="115%"/>
    </style:style>
    <style:style style:name="T114"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T115"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T116"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T117" style:parent-style-name="Absatz-Standardschriftart" style:family="text">
      <style:text-properties style:font-name="Palatino Linotype" style:font-name-complex="Calibri" fo:font-size="11pt" style:font-size-asian="11pt" style:font-size-complex="11pt" fo:language="de" fo:country="DE"/>
    </style:style>
    <style:style style:name="T118" style:parent-style-name="Absatz-Standardschriftart" style:family="text">
      <style:text-properties style:font-name="Palatino Linotype" style:font-name-complex="Calibri" fo:font-size="11pt" style:font-size-asian="11pt" style:font-size-complex="11pt" fo:background-color="#00FFFF" fo:language="de" fo:country="DE"/>
    </style:style>
    <style:style style:name="T119" style:parent-style-name="Absatz-Standardschriftart" style:family="text">
      <style:text-properties style:font-name="Palatino Linotype" style:font-name-complex="Calibri" fo:font-size="11pt" style:font-size-asian="11pt" style:font-size-complex="11pt" fo:language="de" fo:country="DE"/>
    </style:style>
    <style:style style:name="T120"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T121"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T122" style:parent-style-name="Absatz-Standardschriftart" style:family="text">
      <style:text-properties style:font-name="Palatino Linotype" style:font-name-complex="Calibri" text:display="none" fo:font-size="11pt" style:font-size-asian="11pt" style:font-size-complex="11pt" fo:background-color="#FFFF00" fo:language="de" fo:country="DE"/>
    </style:style>
    <style:style style:name="T123" style:parent-style-name="Absatz-Standardschriftart" style:family="text">
      <style:text-properties style:font-name="Palatino Linotype" style:font-name-complex="Calibri" fo:font-size="11pt" style:font-size-asian="11pt" style:font-size-complex="11pt" fo:language="de" fo:country="DE"/>
    </style:style>
    <style:style style:name="T124"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P125"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26" style:parent-style-name="Standard" style:family="paragraph">
      <style:paragraph-properties fo:line-height="115%"/>
    </style:style>
    <style:style style:name="T127"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28"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29"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P130"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31"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132"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133"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134"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135"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136"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137" style:parent-style-name="Listenabsatz" style:list-style-name="LFO2" style:family="paragraph">
      <style:paragraph-properties fo:line-height="115%"/>
      <style:text-properties style:font-name="Palatino Linotype" style:font-name-complex="Calibri" fo:font-size="11pt" style:font-size-asian="11pt" style:font-size-complex="11pt" fo:language="de" fo:country="DE"/>
    </style:style>
    <style:style style:name="P138"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39"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40"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41" style:parent-style-name="Listenabsatz" style:list-style-name="LFO1" style:family="paragraph">
      <style:paragraph-properties fo:line-height="115%"/>
      <style:text-properties style:font-name="Palatino Linotype" style:font-name-complex="Calibri" fo:font-size="11pt" style:font-size-asian="11pt" style:font-size-complex="11pt" fo:language="de" fo:country="DE"/>
    </style:style>
    <style:style style:name="P142"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43" style:parent-style-name="Listenabsatz" style:list-style-name="LFO1" style:family="paragraph">
      <style:paragraph-properties fo:line-height="115%"/>
    </style:style>
    <style:style style:name="T144" style:parent-style-name="Absatz-Standardschriftart" style:family="text">
      <style:text-properties style:font-name="Palatino Linotype" style:font-name-complex="Calibri" fo:font-size="11pt" style:font-size-asian="11pt" style:font-size-complex="11pt" fo:language="de" fo:country="DE"/>
    </style:style>
    <style:style style:name="T145" style:parent-style-name="Absatz-Standardschriftart" style:family="text">
      <style:text-properties style:font-name="Palatino Linotype" style:font-name-complex="Calibri" fo:font-style="italic" style:font-style-asian="italic" fo:font-size="11pt" style:font-size-asian="11pt" style:font-size-complex="11pt" fo:language="de" fo:country="DE"/>
    </style:style>
    <style:style style:name="P146" style:parent-style-name="Listenabsatz" style:list-style-name="LFO1" style:family="paragraph">
      <style:paragraph-properties fo:line-height="115%"/>
    </style:style>
    <style:style style:name="T147" style:parent-style-name="Absatz-Standardschriftart" style:family="text">
      <style:text-properties style:font-name="Palatino Linotype" style:font-name-complex="Calibri" fo:font-size="11pt" style:font-size-asian="11pt" style:font-size-complex="11pt" fo:language="de" fo:country="DE"/>
    </style:style>
    <style:style style:name="T148" style:parent-style-name="Absatz-Standardschriftart" style:family="text">
      <style:text-properties style:font-name="Palatino Linotype" style:font-name-complex="Calibri" fo:font-style="italic" style:font-style-asian="italic" fo:font-size="11pt" style:font-size-asian="11pt" style:font-size-complex="11pt" fo:language="de" fo:country="DE"/>
    </style:style>
    <style:style style:name="P149" style:parent-style-name="Listenabsatz" style:list-style-name="LFO1" style:family="paragraph">
      <style:paragraph-properties fo:line-height="115%"/>
    </style:style>
    <style:style style:name="T150" style:parent-style-name="Absatz-Standardschriftart" style:family="text">
      <style:text-properties style:font-name="Palatino Linotype" style:font-name-complex="Calibri" fo:font-size="11pt" style:font-size-asian="11pt" style:font-size-complex="11pt" fo:language="de" fo:country="DE"/>
    </style:style>
    <style:style style:name="T151" style:parent-style-name="Absatz-Standardschriftart" style:family="text">
      <style:text-properties style:font-name="Palatino Linotype" style:font-name-complex="Calibri" fo:font-size="11pt" style:font-size-asian="11pt" style:font-size-complex="11pt" fo:background-color="#FFFF00" fo:language="de" fo:country="DE"/>
    </style:style>
    <style:style style:name="P152"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53"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54"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55"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56" style:parent-style-name="Standard" style:family="paragraph">
      <style:paragraph-properties fo:line-height="115%"/>
    </style:style>
    <style:style style:name="T157"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58"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59"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60"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61"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62"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T163" style:parent-style-name="Absatz-Standardschriftart" style:family="text">
      <style:text-properties style:font-name="Palatino Linotype" style:font-name-complex="Calibri" fo:font-size="11pt" style:font-size-asian="11pt" style:font-size-complex="11pt" fo:background-color="#00FF00" fo:language="de" fo:country="DE"/>
    </style:style>
    <style:style style:name="P164"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65"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66"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67"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68"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69"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70"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71" style:parent-style-name="Standard" style:family="paragraph">
      <style:paragraph-properties fo:line-height="115%"/>
    </style:style>
    <style:style style:name="T172" style:parent-style-name="Absatz-Standardschriftart" style:family="text">
      <style:text-properties style:font-name="Palatino Linotype" style:font-name-complex="Calibri" fo:font-size="11pt" style:font-size-asian="11pt" style:font-size-complex="11pt" fo:language="de" fo:country="DE"/>
    </style:style>
    <style:style style:name="T173" style:parent-style-name="Absatz-Standardschriftart" style:family="text">
      <style:text-properties style:font-name="Palatino Linotype" style:font-name-complex="Calibri" fo:font-size="11pt" style:font-size-asian="11pt" style:font-size-complex="11pt" fo:language="de" fo:country="DE"/>
    </style:style>
    <style:style style:name="T174" style:parent-style-name="Absatz-Standardschriftart" style:family="text">
      <style:text-properties style:font-name="Palatino Linotype" style:font-name-complex="Calibri" fo:font-size="11pt" style:font-size-asian="11pt" style:font-size-complex="11pt" fo:language="de" fo:country="DE"/>
    </style:style>
    <style:style style:name="T175" style:parent-style-name="Absatz-Standardschriftart" style:family="text">
      <style:text-properties style:font-name="Palatino Linotype" style:font-name-complex="Calibri" fo:font-size="11pt" style:font-size-asian="11pt" style:font-size-complex="11pt" fo:language="de" fo:country="DE"/>
    </style:style>
    <style:style style:name="T176" style:parent-style-name="Absatz-Standardschriftart" style:family="text">
      <style:text-properties style:font-name="Palatino Linotype" style:font-name-complex="Calibri" fo:font-size="11pt" style:font-size-asian="11pt" style:font-size-complex="11pt" fo:language="de" fo:country="DE"/>
    </style:style>
    <style:style style:name="T177" style:parent-style-name="Absatz-Standardschriftart" style:family="text">
      <style:text-properties style:font-name="Palatino Linotype" style:font-name-complex="Calibri" fo:font-size="11pt" style:font-size-asian="11pt" style:font-size-complex="11pt" fo:language="de" fo:country="DE"/>
    </style:style>
    <style:style style:name="T178" style:parent-style-name="Absatz-Standardschriftart" style:family="text">
      <style:text-properties style:font-name="Palatino Linotype" style:font-name-complex="Calibri" fo:font-style="italic" style:font-style-asian="italic" fo:font-size="11pt" style:font-size-asian="11pt" style:font-size-complex="11pt" fo:language="de" fo:country="DE"/>
    </style:style>
    <style:style style:name="T179" style:parent-style-name="Absatz-Standardschriftart" style:family="text">
      <style:text-properties style:font-name="Palatino Linotype" style:font-name-complex="Calibri" fo:font-size="11pt" style:font-size-asian="11pt" style:font-size-complex="11pt" fo:language="de" fo:country="DE"/>
    </style:style>
    <style:style style:name="T180" style:parent-style-name="Absatz-Standardschriftart" style:family="text">
      <style:text-properties style:font-name="Palatino Linotype" style:font-name-complex="Calibri" fo:font-size="11pt" style:font-size-asian="11pt" style:font-size-complex="11pt" fo:language="de" fo:country="DE"/>
    </style:style>
    <style:style style:name="T181" style:parent-style-name="Absatz-Standardschriftart" style:family="text">
      <style:text-properties style:font-name="Palatino Linotype" style:font-name-complex="Calibri" fo:font-size="11pt" style:font-size-asian="11pt" style:font-size-complex="11pt" fo:language="de" fo:country="DE"/>
    </style:style>
    <style:style style:name="T182" style:parent-style-name="Absatz-Standardschriftart" style:family="text">
      <style:text-properties style:font-name="Palatino Linotype" style:font-name-complex="Calibri" fo:font-size="11pt" style:font-size-asian="11pt" style:font-size-complex="11pt" fo:language="de" fo:country="DE"/>
    </style:style>
    <style:style style:name="T183" style:parent-style-name="Absatz-Standardschriftart" style:family="text">
      <style:text-properties style:font-name="Palatino Linotype" style:font-name-complex="Calibri" fo:font-size="11pt" style:font-size-asian="11pt" style:font-size-complex="11pt" fo:language="de" fo:country="DE"/>
    </style:style>
    <style:style style:name="T184" style:parent-style-name="Absatz-Standardschriftart" style:family="text">
      <style:text-properties style:font-name="Palatino Linotype" style:font-name-complex="Calibri" fo:font-size="11pt" style:font-size-asian="11pt" style:font-size-complex="11pt" fo:language="de" fo:country="DE"/>
    </style:style>
    <style:style style:name="P185"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86"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87" style:parent-style-name="Listenabsatz" style:list-style-name="LFO1" style:family="paragraph">
      <style:paragraph-properties fo:line-height="115%"/>
    </style:style>
    <style:style style:name="T188" style:parent-style-name="Absatz-Standardschriftart" style:family="text">
      <style:text-properties style:font-name="Palatino Linotype" style:font-name-complex="Calibri" fo:font-size="11pt" style:font-size-asian="11pt" style:font-size-complex="11pt" fo:language="de" fo:country="DE"/>
    </style:style>
    <style:style style:name="T189" style:parent-style-name="Absatz-Standardschriftart" style:family="text">
      <style:text-properties style:font-name="Palatino Linotype" style:font-name-complex="Calibri" fo:font-size="11pt" style:font-size-asian="11pt" style:font-size-complex="11pt" fo:language="de" fo:country="DE"/>
    </style:style>
    <style:style style:name="T190" style:parent-style-name="Absatz-Standardschriftart" style:family="text">
      <style:text-properties style:font-name="Palatino Linotype" style:font-name-complex="Calibri" fo:font-size="11pt" style:font-size-asian="11pt" style:font-size-complex="11pt" fo:language="de" fo:country="DE"/>
    </style:style>
    <style:style style:name="T191" style:parent-style-name="Absatz-Standardschriftart" style:family="text">
      <style:text-properties style:font-name="Palatino Linotype" style:font-name-complex="Calibri" fo:font-size="11pt" style:font-size-asian="11pt" style:font-size-complex="11pt" fo:language="de" fo:country="DE"/>
    </style:style>
    <style:style style:name="T192" style:parent-style-name="Absatz-Standardschriftart" style:family="text">
      <style:text-properties style:font-name="Palatino Linotype" style:font-name-complex="Calibri" fo:font-style="italic" style:font-style-asian="italic" fo:font-size="11pt" style:font-size-asian="11pt" style:font-size-complex="11pt" fo:language="de" fo:country="DE"/>
    </style:style>
    <style:style style:name="T193" style:parent-style-name="Absatz-Standardschriftart" style:family="text">
      <style:text-properties style:font-name="Palatino Linotype" style:font-name-complex="Calibri" fo:font-size="11pt" style:font-size-asian="11pt" style:font-size-complex="11pt" fo:language="de" fo:country="DE"/>
    </style:style>
    <style:style style:name="T194" style:parent-style-name="Absatz-Standardschriftart" style:family="text">
      <style:text-properties style:font-name="Palatino Linotype" style:font-name-complex="Calibri" fo:font-size="11pt" style:font-size-asian="11pt" style:font-size-complex="11pt" fo:language="de" fo:country="DE"/>
    </style:style>
    <style:style style:name="P195" style:parent-style-name="Listenabsatz" style:list-style-name="LFO1" style:family="paragraph">
      <style:paragraph-properties fo:line-height="115%"/>
      <style:text-properties style:font-name="Palatino Linotype" style:font-name-complex="Calibri" fo:font-size="11pt" style:font-size-asian="11pt" style:font-size-complex="11pt" fo:language="de" fo:country="DE"/>
    </style:style>
    <style:style style:name="P196" style:parent-style-name="Listenabsatz" style:list-style-name="LFO1" style:family="paragraph">
      <style:paragraph-properties fo:line-height="115%"/>
      <style:text-properties style:font-name="Palatino Linotype" style:font-name-complex="Calibri" fo:font-size="11pt" style:font-size-asian="11pt" style:font-size-complex="11pt" fo:language="de" fo:country="DE"/>
    </style:style>
    <style:style style:name="P197" style:parent-style-name="Listenabsatz" style:list-style-name="LFO1" style:family="paragraph">
      <style:paragraph-properties fo:line-height="115%"/>
      <style:text-properties style:font-name="Palatino Linotype" style:font-name-complex="Calibri" fo:font-size="11pt" style:font-size-asian="11pt" style:font-size-complex="11pt" fo:language="de" fo:country="DE"/>
    </style:style>
    <style:style style:name="P198" style:parent-style-name="Standard" style:family="paragraph">
      <style:paragraph-properties fo:line-height="115%"/>
      <style:text-properties style:font-name="Palatino Linotype" style:font-name-complex="Calibri" fo:font-size="11pt" style:font-size-asian="11pt" style:font-size-complex="11pt" fo:language="de" fo:country="DE"/>
    </style:style>
    <style:style style:name="P199" style:parent-style-name="Standard" style:family="paragraph">
      <style:paragraph-properties fo:line-height="115%"/>
    </style:style>
    <style:style style:name="T200" style:parent-style-name="Absatz-Standardschriftart" style:family="text">
      <style:text-properties style:font-name="Palatino Linotype" style:font-name-complex="Calibri" fo:font-size="11pt" style:font-size-asian="11pt" style:font-size-complex="11pt" fo:background-color="#00FF00" fo:language="de" fo:country="DE"/>
    </style:style>
  </office:automatic-styles>
  <office:body>
    <office:text text:use-soft-page-breaks="true">
      <text:p text:style-name="P1"><text:span text:style-name="T2">Bist du<text:s/></text:span><text:span text:style-name="T3">sensibel</text:span><text:span text:style-name="T4">?<text:s/></text:span><text:span text:style-name="T5">…<text:s/></text:span><text:span text:style-name="T6">Haha, ok…<text:s/></text:span><text:span text:style-name="T7">Sei es, wie es sei, es ist…. So….<text:s/></text:span><text:span text:style-name="T8">Ich kenne<text:s/></text:span><text:span text:style-name="T9">… die<text:s/></text:span><text:span text:style-name="T10">unsensible</text:span><text:span text:style-name="T11">n</text:span><text:span text:style-name="T12"><text:s/>Männer</text:span><text:span text:style-name="T13"><text:s/></text:span><text:span text:style-name="T14">jedenfalls</text:span><text:span text:style-name="T15">.<text:s/></text:span><text:span text:style-name="T16">Manche<text:s/></text:span><text:span text:style-name="T17">zumindest</text:span><text:span text:style-name="T18">…</text:span><text:span text:style-name="T19"><text:s/></text:span><text:span text:style-name="T20">kenne ich</text:span><text:span text:style-name="T21"><text:s/></text:span><text:span text:style-name="T22">mit Sicherheit.</text:span><text:span text:style-name="T23"><text:s/></text:span><text:span text:style-name="T24">Also mit der Eigenschaft von Sicherheit; nenn es sicheres Leben. Klar verortet, strukturiert und bedacht im immer gleichen Rhythmus, der Wachstum und Wohlstand begünstigt. Mit Sicherheit (*zynisch*). Glauben die! Was glauben die eigentlich, wer die sind? Sind die krass verortet stark im Halt?!<text:s/></text:span><text:span text:style-name="T25">Oder mit Sicherheit krass im Leben stehend?! Wendend…. Ich wende mich denen zu.<text:s/></text:span><text:span text:style-name="T26">Ich will wissen, worum es geht! Um Gesellschaft? Um Verortung und Sicherheit im Zirkula des Lebens?! Im Lebenstag, sprich: des Alltags zugeordnet, wie ein vernünftiger Mann?! Eine Schachfigur könne man singen, so wäre sie ein Tonleiterrezept für vereinzelte Wäre-Menschen, wie mich! Zugegeben… ich bin stark… stark kastriert von der Umgebung. Nirgends darf ich mich zeigen… ich bin sicher verhallt, sobald ich was sage. Sage ich was dazu, so werde ich unsicher beäugelt, doch sehen mich dann die unsensiblen Männer mit Sicherheit oder durch Zufall?! Wieviel Zufall steckt in der Welt, wenn alles vereinzelt und doch stark subtil vernetzt, ohne das Kontakt zwischen den Zellen bestündem der nicht zweckgebunden und schematisch einer klaren Richtlinie zu folgen scheint?! Klar, dann und wann kracht es! Im Supermarkt hat jemand an der Schlange stehend<text:s/></text:span><text:span text:style-name="T27">festgestellt, keine wertvollen Ressourcen dabei zu haben, wie etwa eine Plastikkarte mit Elektrochip, <text:s/>oder das monatlich zuwachsende, abhebbare sogenannte (*extra penetrant und langsam gelesen*) Baaaargellllld…</text:span><text:span text:style-name="T28"><text:s/>Ich schweife ab, es war zu viel der Worte. Es kann sein, dass ich zustimme, es kann sein, dass ich ablehne, aber Sorgfaltspflicht ist Sorgfaltspflicht und die setze ich nicht aufs Spiel. Selbst wenn mir jemand eine Kugel reinjagen will, würde ich vorher noch achtsam der Patrone zuschauen, wie sie meine Schädelrinde durchdringt um ein achtsames Leben geführt zu haben, gehe ich jeden Weg ebenso, sobald es die Nerven zulassen. Denn nicht jede Umwelt <text:s/>ist so brachial verkürzend, wie ein Schuss in den Kopf. Doch bereitet so manches doch wesentlich mehr Kopfschmerzen. Du sitzt im Zug, wenn du kein privilegierter Autofahrer bist, mit Sicherheit kommst du an? Doch nur wann?! Und wieviele deiner Nervenzellen besitzt du dann noch, wenn TicToc, Instagram und arabische Volksmusik zeitgleich in deinem Ohr Zuflucht suchen?! Mit Sicherheit nicht die Rechten, die rechten Weg suchen. Zu hassvergiebelt mir diese Zweifel am Menschen. Nur Gutes komm von Links.<text:s/></text:span><text:span text:style-name="T29">Politisch gesehen. Doch das zählt heute auch nicht mehr. Mit Nichten bin ich je sicher…. (*seufz*)….. ich spüre ein Verständnis für meinen Wunsch: mich mit der sicheren Seite der Gesellschaft zu befassen. Oooderrr…. Vielleicht <text:s/>doch nicht <text:s/>ganz so kuschelig anmutend.. (*lachend*) befassen^^…. Eher…. Verständnis erhalten oder wenigstens ein paar wenige Einblicke bekommen in die Welt der unsensiblen Männer, die das Schiff schon so lange schaukeln. Wie die hohe See, die dazu ermächtigt ist, den Fortgang der Welt zu bestreiten</text:span><text:span text:style-name="T30">, wenn sie die Gezeiten strömen lässt und Schiffe<text:s/></text:span><text:soft-page-break/><text:span text:style-name="T31">versenkt</text:span><text:span text:style-name="T32">.</text:span><text:span text:style-name="T33"><text:s/>Ich will es wissen. Ich gehe zu denen. Ich schwöre…. Okay, hömma zu, du hast es drauf. Okay, ich gehe dahin, auch als sensibler Mensch. Ich bin gut so wie ich bin und ich will mehr wissen als jetzt. Deswegen suche ich mir Situation, wie diese nun folgende: ein paar einleitende Worte zu potentiellen Schutzmaßnahmen: es wäre ratgiebig, einen Schutz mitzunehmen. Einen körperlichen Schutz zur eigenen Schutzmaßnahme der körperlichen <text:s/>Unversehrtheit…. Oder ist es jetzt meine Paranioa, die mich soweit treibt, meinen zu müssen, nur weil jemand mit Sicherheit unsensibel ist, schadet <text:s/>er mir direkt?! Wer ist hier unsensibel stöhnt es belästigend aus einer tiefen Schädelecke… Vernunft…. Verstand…. Vergiebelt… Mit Herz und Hand rocke ich die Wand zu untermauern, auf dass sie schlafen möge in tiefer Erde und zutage kommt die Begegnung… so wankelmütig…. Eine ferne Diagnose streift</text:span><text:span text:style-name="T34"><text:s/>durch mein Hirn…. Stimmungswechsel rasanter Natur lassen sich vielschichtig beleuchten… Nur nicht so stabil, wie das, was mich erwartet……</text:span></text:p>
      <text:p text:style-name="P35"/>
      <text:p text:style-name="P36">Zu deren Sicherheit werde ich auch keinen Baseball Schläger mitnehmen, damit die sicheren sicher bleiben. Und auch ein Kaktus würde noch stechen, so hätte man ihn lieb in seine Arme geschlossen. Ich erwarte nichts gutes. Tiefe Finsternis durchbrach meinen Verstand und sehnte kurz den Basy zurück, als ich auch schon da war und mir auffiel, das wird hart.<text:s/>Aber das Harte zu bemängeln,<text:s/>das wäre mir auch zu unsensibel….<text:s/>So… in <text:s/>Angesicht zu Angesicht… (*räusper*)</text:p>
      <text:p text:style-name="P37"><text:span text:style-name="T38">#Diskurs einbauen.</text:span></text:p>
      <text:p text:style-name="P39">Oder erwarten die unsensiblen Männer<text:s/>etwa, dass man zum kontroversen<text:s/>Diskurs mit<text:s/>Waffen<text:s/>auftaucht?!<text:s/>Ich habe mal gehört, unsensible Männer sind stehts bewaffnet… <text:s/>Kann das sein? Ein Klos setzte sich knapp über meinen Adamsapfel und pfropfte ihn, wie der Kork ne Flasche Burgunder. Nun, egal, da war ja die Burg, und ich bin da. Kann ja gar nicht sein… habe ich das nicht erwähnt… löblich wohnen sie im Angesicht westlicher Werte. Die haben es zu was gebracht. Was aus sich gemacht. Die Lehrjahre sind vorbei, jetzt sind sie die Herren…. Ein leichter Schauer durchsiebt meinen Körper bis in den Anus. Kommt noch vor, dass ich gleich kacken geh…. Erwähnte ein Gedanke seinen Senf.<text:s/>Sicher bin ich mir nicht, wie das ganze ausgeht, doch ich habe keine Zeit mehr, für mehr hin und her. Ich will sehen, was sich ergibt.<text:s/></text:p>
      <text:p text:style-name="P40"/>
      <text:p text:style-name="P41">Ich bin neutral und gutgesinnt, wie Mann mit langem Bart.<text:s/>Schaust du mich an, denkst du daran, das gute darin, blickt mich an und denk daran, was Addi nicht lernt, lernt Adolph nimmermehr.<text:s/>Drum segel ich los ins Binnenmehr, Adolph<text:s/>beugt sich<text:s/>dem<text:s/>Buddha<text:s/>auf Kniefallhöhe,<text:s/>und schmeist sich vom Kudder, regt sich gen Schiefbahn, wie n Sack voll Flöhe,<text:s/>daran erkennt man die geistige Höhe, fachmännisch und artegerecht schreit er die Töne vom Tode frönend, als bekäme er dafür gehaltvolle Löhne.<text:s/>Mit Meersalz im Maul und fast schon ersoffen/<text:s/><text:soft-page-break/>ertrunken, schreit er mich<text:s/>an, ein schwirrendes Wirr Warr durchdringt den Kahn. Ich schreie auch, Joseph gib Ruder! Gib weiterhin Acht auf die Kompassnadel,<text:s/>ich funkel noch rüber, mein<text:s/>lieb gewonnener braunes Luder,<text:s/>es kommt bei ihm an, voll krass, wa! Alda!<text:s/></text:p>
      <text:p text:style-name="P42"/>
      <text:p text:style-name="P43"/>
      <text:p text:style-name="P44">Antisemiten, die<text:s/>zur<text:s/>Antifa rieten.<text:s/>Weil die ehemaligen Braunen sich an das Rote Röckchen schmiegen, Vollust, Verrat, und Meuterei, fortan zur Tat und nieder mit der Heuchelei!<text:s/>Heureka auf’m Buddha Kudder!<text:s/>Auch die sensiblen Mamans (franz.) freun sich<text:s/>n Ast ab! Und<text:s/>in den<text:s/>Kojen der<text:s/>Kajüten, rauchen wir die dicken Tüten,<text:s/>der blaue Dunst steigt auf dank den Tabakblüten.<text:s/>Vollkommen dicht und zugepfeffert, singen wir juchaja auf die Kapitänin, die angesichts des wirren Geistes,<text:s/>schon zwinkernd munter redet, was habt ihr da euch reingepfeffert,<text:s/>holt rein die Bojen, in ihren Bäuchen wartet das Kraut das Mägen zerschmettert.</text:p>
      <text:p text:style-name="P45"/>
      <text:p text:style-name="P46">wir singen ein Hoch auf die Kapitänin,<text:s/>wie n Eimer voll Budder.<text:s/>Rauchendicke Tüten</text:p>
      <text:p text:style-name="P47">Ganz neutral und gutmütig, wie ein weißbärtiger 100-jähriger, der noch Adolf Hitler zum Buddhismus konvertieren ließe, sobald er ihn mit seiner bloßen Geisteskraft anlächelte.<text:s/></text:p>
      <text:p text:style-name="P48"/>
      <text:p text:style-name="P49">Doch der war tot. Und liegt irgendwo vergraben, verstreut oder zuteilen nieder gerungen. Misslingt dir das Spiel nicht? Fragt mein Kopf zu diesen Phänomenen missbilligend… Ich komm klar, loß, da ist die Klingel. Noch einmal kräftig durchräuspern und dann Contenence. Das habe ich so oder ähnlich mal in einer Sonntagabendsendung aufgeschnappt….!<text:s/>(*mit zugeschnürter Kehle und heiser*) „Ich muss was riskrieren…!!“…</text:p>
      <text:p text:style-name="P50">Um es kurz zu fassen…. Es war ein langes mitleidiges Spiel aus Beschreibungen von Zeitknappheit, Getriebenheit (auch wenn diese sie nicht so nannten…. Sie sagten: „von nichts kommt nichts“). Mir ist jedoch vor allem eines im Gedächtnis geblieben, das sich zu folgenden kurzen fragmentarischen Umschiffen abbilden tut: Man muss was verdienen, es ist besser so, wie es <text:s/>ist, kommt klar im Leben, geht seinen Weg und der geht geradeaus… immerrr… geradeaus…. Geburt, Arbeit, Sarg, Tod. Der Sarg….. das war für mich wie die Eröffnung eines Sinnbildes. Die Couch, der Wagen (Kleinwagen, oder schickeres), der Bürostuhl, die Gartenliege, das Bett, alles bewegte sich im Tempo eines lebendig gewordenen Grabes, das nur darauf wartete, den letzten Sargnagel abzubekommen, doch mit einem hysterischen letzten<text:s/>Tropfen Hoffnung immer noch davon rannte, bis das Spiel entgültig vorbei wäre. Das war der Tod. Der lebende Tod. Es war alt. Das Spiel. Ich nannte es Ausbeutung. Viele, die radikaler<text:s/><text:soft-page-break/>gesinnt waren, nannten es auch „Erpressung der Seele“. Oder: „Spiel der Affen.“ (Wobei man hier bedenken muss, dass es sich nicht um irgendwelche Affen handelt, sondern um stark drogensüchtige Hyperaffen, die einfach nicht aufgeben wollten, obwohl ihnen alles signalisierte, dass sie ihr Leben verspielt haben.<text:s/>Traurig….. man kann es so sehen, aber das wäre herzlich wenig anregend und auch schwächlich formuliert, um dem menschlichen Verlust beizuwohnen, der - aus Automatisierungskräften angetrieben – schneller zum Tod führt, als der goldene Schuss; denn da merkt man noch mal richtig was vorm Ende. Die meisten, so scheint es mir, waren ihr Leben lang fleißig, weil sie es mussten und sterben dann womöglich frühzeitig knapp vor Renteneintritt. Hauptsache die ETFs sind sicher…. Jaa, jaa….<text:s/>Was brächten mir denn solche Dinge? Mit Sicherheit ein ruhiges Ende. Oder ein ruhigeres Leben? Ja das kann schon sein, aber auch die wildeste Achterbahfahrt hat mal ruhige Etappen und die gehen gerade aus, voller Ruhe sinnlich bezweckend, sich auf die <text:s/>nächste Schlitterpartie vorzubereiten. Man dächte sich aus meiner Warte heraus sein eigenes Schicksal auch nur gaanz bedächtig neu aus und verortete sich inmitten seiner selbst, soweit man dieser Zuträglichkeit Fügung schenke. Es liegt in dir und an dir selbst. Du kannst kommen, wann du willst, du kannst mich mal gerne haben und lieb habend umgehen, deinen eigenen kaktus umarmen und wieder verpiefen!<text:s/>Verteiler der Nerven! Schießt mir in den Sinn. Wo kommen wir denn hin, wenn hier jeder seinen eignen Zellen vertraut?! Ein organisches, dynamisches Deutschland mit Leben auf der Straßen, ohne Zwänge und im stetigen Mitleid mit sich selbst?! (*mit leicht gebrächlich alter Stimme*)<text:s/>„Ich hab ja keine <text:s/>Zeiit, ich muss hier und da und überall.. ehh.. hin!!“<text:s/>Kann ja schon sein du fühlendes Wesen, sei doch stark zu dir in erster Linie, Gesundheit steht an erster Stelle. Das weiß ich klar seit meiner Krise und die Misepeter lassen mich trotzdem nicht in Ruhe…! Lachhaft… Alles muss man sich ergaunern, selber machen lassen, oder sich als bestrafungsunfähig attestieren lassen. So ungefähr war mein Weg zur Absolution. Zur unmittelbaren Umsetzung meines humanen Potentials. Das vollkommene Wirken ist ein Irrtum. Selbst der letzte Schiff kann einer zu viel sein und dann gefiele womöglich dem ein oder anderen die Form nicht… tja… so ist das eben…. Fragst Du 20 Menschen, hast Du 20 Meinungen… und dennoch… mich beschleicht das leise Gefühl, dass wir hier etwas ganz grooßem auf der Spur waren. Einem Geheimnis, das nur die Weisen entdecken, wenn sie alleine in einer stinkenden Höhle auf einem Stein sitzend sich tief in die Rille pissen. Das kann nur Erleuchtung sein..!<text:s/></text:p>
      <text:p text:style-name="P51"/>
      <text:p text:style-name="P52"><text:span text:style-name="T53">Sicher wissen das die anderen,</text:span><text:span text:style-name="T54"><text:s/>die Sicheren,</text:span><text:span text:style-name="T55"><text:s/>die so</text:span><text:span text:style-name="T56">..</text:span><text:span text:style-name="T57"><text:s/>(*hönisch*) gelieeebten… die Bibelliebenden,<text:s/></text:span><text:span text:style-name="T58">ja auch immer mehr im Geistezwang verhaftet, unfähig selbsständig nachzudenken und hoheitlichen Gefahren ausgeliefert sind, denn was gibt einem größere Absolution als Gott…? Meiner ganz bescheidenen und<text:s/></text:span><text:soft-page-break/><text:span text:style-name="T59">bezweifelnden Meinung nach kommen wir um das selbstständige Denken nicht herum! Es ist der Glaube, der aus dir stammen muss, denke ich, der ist dann eben gut für dich, weil du damit was anfangen kannst. Ebensowenig wissen die Theologen wie man Schiefern spachtelt oder Müllhalden verdeponiert, auf denen Friedhöfe wachsen die mit den Seelen unserer Vorfährter garniert werden von Friedhöfswölfen umzwingelt und das tut gut zu sagen, verstandesfern kann ich auch. Aber bitte, hört auf, mich zu missionieren. Ich gebe euch Ruhe und zum Dank schenkt ihr mir Hohn.</text:span><text:span text:style-name="T60"><text:s/></text:span><text:span text:style-name="T61">Ich schließe dieses Thema frühzeitig ab. Es regt mich auf!<text:s/></text:span><text:span text:style-name="T62">Sicherheit gibt dir nur der Glaube, der aus dir stammt.</text:span><text:span text:style-name="T63"><text:s/></text:span><text:span text:style-name="T64">(#Und das ist nur meine bescheidene Meinung…. Erklärungen sind überfällig. Am Ende fegt dich jemand weg.</text:span><text:span text:style-name="T65"><text:s/></text:span><text:span text:style-name="T66">So war es gewesen schon immer dar! Auch wenn es nur der durch das Laub blasende Wind gewesen<text:s/></text:span><text:span text:style-name="T67">der dich wegfegte, wie wunderbar…<text:s/></text:span><text:span text:style-name="T68">😊</text:span><text:span text:style-name="T69">.<text:s/></text:span></text:p>
      <text:p text:style-name="P70"/>
      <text:p text:style-name="P71"><text:span text:style-name="T72">Ich will</text:span><text:span text:style-name="T73">..!</text:span><text:span text:style-name="T74"><text:s/></text:span><text:span text:style-name="T75">Doch ich befürchte stark, dass das ganze Spiel zu weit treibt und …<text:s/></text:span><text:span text:style-name="T76">Die anderen<text:s/></text:span><text:span text:style-name="T77">nicht</text:span><text:span text:style-name="T78">, also die unsensiblen nicht….</text:span><text:span text:style-name="T79">.</text:span><text:span text:style-name="T80"><text:s/>(</text:span><text:span text:style-name="T81">Witz</text:span><text:span text:style-name="T82">) (</text:span><text:span text:style-name="T83">*</text:span><text:span text:style-name="T84">lachend</text:span><text:span text:style-name="T85">*</text:span><text:span text:style-name="T86">) also<text:s/></text:span><text:span text:style-name="T87">diejenigen</text:span><text:span text:style-name="T88"><text:s/></text:span><text:span text:style-name="T89">ohne</text:span><text:span text:style-name="T90">(!)</text:span><text:span text:style-name="T91"><text:s/></text:span><text:span text:style-name="T92">Sicherheit</text:span><text:span text:style-name="T93">, aber mit Unsensibilität<text:s/></text:span><text:span text:style-name="T94">(</text:span><text:span text:style-name="T95">…</text:span><text:span text:style-name="T96">in ihre</text:span><text:span text:style-name="T97">m Kern verankert zweisam <text:s/>sind…. Obacht vor Furcht! Die kann dir dein Hirn spiegeln auf die grausamste Art einer Herangehensweise. Nix gut diese. Wie heute unsere neuen Mitbürger dies Botschaft zuteile sägten! Möge ich gar nicht auszusprechen, wie diese ist gut nicht. Oh mein Gott, das kommt vom Alter. Hirnfahren verwalten</text:span><text:span text:style-name="T98">. Ist ok….<text:s/></text:span></text:p>
      <text:p text:style-name="P99"/>
      <text:p text:style-name="P100">Sei es, wie es ist, wir kennen die….<text:s/>-jenigen, die so sind, oder so zu sein scheinen;<text:s/>diejenigen, die<text:s/>so tun,<text:s/>als wären sie<text:s/>unzerbrechlich<text:s/>hart gesotten, mit guten Manieren,<text:s/>(*seufzend*)<text:s/>ach, so ein Zufall…<text:s/>So schrecklich… Unsensible Männer, die das Gewaltenmachtspiel inne haben.<text:s/>Aber ich bin Müde des Überdrusses, wie wäre es mit Sprachvergewaltigung? Ich war Hirnfahrtenkanal-Piratenverwalters Glanzeschatze. Wer all das verstünde, für den Trinke ich ein Bier auf meine Plauze.<text:s/>Und wenn nicht.. Schnauze!<text:s/>Verstandeszürrn kommt rot, im Stuhl sitz ich doch gut, zu Haus und starker Einsicht zugegeben doch nicht ganz so schwierig, gar überall da wo man mich lässt, das tun und schaffen mir als meines Rechts verläse, so gäbe es Verkündigung, im allzu kranken Wankelmut. Doch ergibt sich Schwere, Last und Eifer nun wohl nur dann von ganz allein, wenn zu Hause bist, all ein. Alleine sein. Das ist der Reim.<text:s/>Im Heim bereim, was mein, ist sein, so lass mich tu! Mehr hab ich nicht zu sagen, außer dass Geheimnisse nicht allzu weit aus dem Land getragen werden, wo meine Art Sensibelheit, nun gleicht dem Schaffprozess, sich aus langen Momenten lenkt und dient dem Altar der Gelassenheit. Verstand im Schiff und nimmer breiter Leidlichkeit. Verknallt in Halt!</text:p>
      <text:p text:style-name="P101">Doch was fangen wir nun an, mit den Gewaltimmanenten, unsensiblen Unsicherheiten, um es mal vorsichtig im Nominalstil zu verschieben, dass nicht der Mensch als Fokus meines Zweifels, sondern der ganze Kladderadatsch, der<text:s/><text:soft-page-break/>das ganze Land bereiste und Schifffahrtsbreiten niederreiße.<text:s/>[Wie eine riesige E-Gitarre am Himmel steht uns der Rock zur Seite! Auch wenn es nur ein kurzer ist, der einen hübschen Mandarin-Popo bedeckt, weil dir der Rock im Ton nicht schmeckt, so war es denn doch ein Zeichen jener, dies zu prüfen gilt im Absatz, Hoffnungsspendender Takt-Stab, im althergebrachten Maßstab, der friedlichen Augenhöhe im Angesicht und Wolken fühlend, wo die Wände bestächen mit Traurigkeit, dies sei deiner Gewissheit Leid. […] Sturm kommt auf, mein lieber, dies ist auch eine Art der Sicherheit. Sie<text:s/>geben<text:s/>dir Kraft und Lebensmut, die<text:s/>stürmischen Winde, zutiefst ergeben, eure Verrittenheit, fortan den Tag nicht mehr zu Grabe pflegen, das wär mein Wunsch fürs Deutsche Land und für die ganze Welt, den Mini-Max<text:s/>(#Prinzip?)<text:s/>steck in den Arsch, dann wird aus Scheiße Geld, wie im Prinzip<text:s/>der Welt, nur<text:s/>diesmal voll und ganz<text:s/>auf das<text:s/>einzig<text:s/>Gute eingestellt, die Kackwurst halt ich hoch im Land, für Deutschland<text:s/>reck ich<text:s/>braune<text:s/>Hand hoch ins<text:s/>neue<text:s/>Zelt der Welt.</text:p>
      <text:p text:style-name="P102"/>
      <text:p text:style-name="P103">[(*ruhig und bedächtig*) Und so hätten die Gewalten<text:s/>Spaß mit ihren Freiern, so wären sie denn der Natur: Lauf von Friedensfeiern.<text:s/>„Mehr reiern, weniger rumeiern.“ „Pullen statt Bullen, braun statt blau, da bedankt sich auch der Stiefel nach einem langen Marsch für deinen kleinen Arsch.<text:s/>Rhein, Inn, Main, Po sind meine Lieblingsflüsse. Denk ich stetig dran, bekomme ich Ergüsse.]</text:p>
      <text:p text:style-name="P104"/>
      <text:p text:style-name="P105"/>
      <text:p text:style-name="P106"/>
      <text:p text:style-name="P107">Die Gewaltenschieber. Die Hetzer im guten Sinn.<text:s/></text:p>
      <text:p text:style-name="P108"/>
      <text:p text:style-name="P109">Kann man wütend verstehen, was sie sind? Kümmert es mich? Nein! Denn sie sind was besonderes. Etwas Chaos im Reglement der Tugenden. Ich möchte nur meinen, unzumutbar, möchte man meinen..<text:s/>gar aufgebracht, wütend..<text:s/>feige! Sie wären besonders. Doch sie sind die Regel. Ernster Kalkstrom im Riff der Vollendung. Ein volles Ende… mit Sicherheit…<text:s/>Kühlt sich ab, wie sanftes Leder im Nachtboden, wo kein Riff mehr weit und breit zu begatten.. ehh.. zu betrachten meine ich. Begatte dich selbst, du schrecklicher Kalk!<text:s/>Ohne Ohnmacht und ohne Kostüm, läg dein Lächeln am Boden und deine rechte Gewalt zerschlagen.. verbrannt am Kummer der redseligen Liebhaber, die gewaltsam aufstanden und das Inferno entzündeten, das ihnen hell entgegen züngelt, bis es den Brandschiebern und Gewaltsetzern ihr doppeltes Lottchen aus Ohnmacht und kostümierter Maske selbst um die Ohren donnert! Bis es, wie guter Joghurt, rechtsdreh-zirkulierend in die Höhe flieht und zerspringt.<text:s/>Bis die weiße Masse am Fenster deiner doppelten Augen klebt und du dich fragst, bin ich dumm?!<text:s/></text:p>
      <text:p text:style-name="P110"/>
      <text:p text:style-name="P111">Ja! Denn sie zerkrümmen! Sie zertrennen und verkrümmen gleichzeitig die<text:s/><text:soft-page-break/>Sicherheit der Sensiblen. Sie sind gut zu uns. Denn wir brauchen sie. Die Sicherheit. Die vermeintlich scheinbare. Kernschlecht. und , ich nenne sie so… Signalzerkrümmer. Sie senden die Botschaft A und meinen doch SS. Sie wechseln sich ab mit B und buchstabieren den Hass in ihrem Alphabet. Sie botschaften Gutes und meinen Verrat. (*schweres Ausatmen*). Aus meinem Mund kommt die Antwort, die hab ich parat. Ich sättige die Ketten, wie gutes Fett. Kühler Boden wird begehbar, glatt und rissig liegt er dar. Und doch so weich wie Kristalle im Eisnebel, wenn die Sonne<text:s/>am<text:s/>Horizont einen Spalt entsinnt und den Lauf der Erde besingt, dann schmilzt das Eis… bestimmt.</text:p>
      <text:p text:style-name="P112"/>
      <text:p text:style-name="P113"><text:span text:style-name="T114">Wie hab ich so viel Zeit vertan mit Nicht-Mensch-Sein, fernab des bunten Riffs, dessen Farben du nun, da du die Brille abnimmst, auch wieder zu erkennen scheinst. Du versicherst dich</text:span><text:span text:style-name="T115">.</text:span><text:span text:style-name="T116"><text:s/>Bist sicherer als das Gleichgewicht</text:span><text:span text:style-name="T117"><text:s/></text:span><text:span text:style-name="T118">(?der redlich Zweifel nicht?)</text:span><text:span text:style-name="T119"><text:s/></text:span><text:span text:style-name="T120">„ja!“. „Ich will.“ Sagst ja zum Leben und ja zur Arbeit, doch ohne <text:s/>Beet- und Abtzeit.</text:span><text:span text:style-name="T121"><text:s/>Dies Kummerkasten hab ich satt. Nichts als „ich bin“ will ich sagen! Juchheyja! Heureka! Feurio! Fundamentedruck…. Es tut mir leid, dies war nur ein Traum. Ich weiß und bin es doch nicht. Permanent frei.</text:span><text:span text:style-name="T122">Hh</text:span><text:span text:style-name="T123"><text:s/></text:span><text:span text:style-name="T124">Denn ohne Druck und ohne Postulation fabulierend, wer wäre ich, nicht hier auch mein bestes zu zeigen, was ich kann, ich mit Nichten bin mit mir im Reinen, doch ich sage, was ich denke, und das laut! Hast du das Vierkanthäuschen schon abgebaut?</text:span></text:p>
      <text:p text:style-name="P125"/>
      <text:p text:style-name="P126"><text:span text:style-name="T127">## (Ende Variation</text:span><text:span text:style-name="T128"><text:s/>1</text:span><text:span text:style-name="T129">)</text:span></text:p>
      <text:p text:style-name="P130"/>
      <text:list text:style-name="LFO2" text:continue-numbering="true">
        <text:list-item>
          <text:p text:style-name="P131">Gewaltenschieber erklären<text:s/>und evtl. Gewaltenmachtinhabenden</text:p>
        </text:list-item>
        <text:list-item>
          <text:p text:style-name="P132">Gute Manieren….. was bedeutet das? Warum haben sie Manieren, obwohl sie ja angeblich Gewalten inne haben?!<text:s/>Erklären.</text:p>
        </text:list-item>
        <text:list-item>
          <text:p text:style-name="P133">Kann man wütend verstehen? (Warum bin ich wütend?)</text:p>
        </text:list-item>
        <text:list-item>
          <text:p text:style-name="P134">„Dies“ möchte ich nur meinen</text:p>
        </text:list-item>
        <text:list-item>
          <text:p text:style-name="P135">Kalkstrom im Riff der Vollendung ergänzen mit beschreibendem Satz</text:p>
        </text:list-item>
        <text:list-item>
          <text:p text:style-name="P136">Kann ich sagen: „warum Leder?“</text:p>
        </text:list-item>
        <text:list-item>
          <text:p text:style-name="P137">„Doppelte Augen“ einleiten??</text:p>
        </text:list-item>
      </text:list>
      <text:p text:style-name="P138"/>
      <text:p text:style-name="P139">##Ab <text:s/>Joghurt noch mal hören, wenn oberer Teil überarbeitet.</text:p>
      <text:p text:style-name="P140"/>
      <text:list text:style-name="LFO1" text:continue-numbering="true">
        <text:list-item>
          <text:p text:style-name="P141">Wovon zertrennen…. In welchen Zustand verkrümmen?</text:p>
        </text:list-item>
      </text:list>
      <text:p text:style-name="P142"/>
      <text:list text:style-name="LFO1" text:continue-numbering="true">
        <text:list-item>
          <text:p text:style-name="P143"><text:span text:style-name="T144">A&amp;B ggf. erklären als implizite Gewaltsprache der Machthabenden (so nach dem Motto: jetzt verstelle ich mich nicht weiter! …..<text:s/></text:span><text:span text:style-name="T145">oder doch von vornherein anders/ klar artikulieren? Ist es denn unklar, wenn man Neologismen schöpft? Kommt drauf an, wieviel Sinn sie versprechen und wie gut man sie versteht.</text:span></text:p>
        </text:list-item>
        <text:list-item>
          <text:p text:style-name="P146"><text:span text:style-name="T147">Fett &amp; Kühler Boden….. wie kann man das kombinieren?<text:s/></text:span><text:span text:style-name="T148">Sinnbilder eintauchen in Synergien.</text:span></text:p>
        </text:list-item>
        <text:list-item>
          <text:p text:style-name="P149"><text:span text:style-name="T150">Sonnenverlauf am Ende <text:s/>noch besser in die Geschichte münzen lassen … einen Bogen schlagen zum Gehalt bzw. Wert bzw. Sinn der Geschichte. Ende gut Alles gut? Moral? Botschaft? Lehre &amp; Kritik?! Signal an den Leser? Wachrütteln? Kritik wecken? Eloquente Formulierungen finden um das Böse der ersten Welt fasziniert auszuformulieren?! Echt jetzt?! Muss das sein?!<text:s/></text:span><text:span text:style-name="T151">Ich hab doch n Stock im Arsch…… hahaha ja hast du Robin. Aber das ist gut so. Attestiert verquirlt. Verstimmt, verwirrt, umzingelt, wä?! Spinn ma nich. (Genau das mein ich) Komm klar auf dein Leben. (Kommst du doch). Von Gott umzingelt?! Uäh?! Kann das sein? Verstand ist klar. Der Rest nicht. Gut lass mal lieber weiter machen. Punkt.</text:span></text:p>
        </text:list-item>
      </text:list>
      <text:p text:style-name="P152"/>
      <text:p text:style-name="P153"/>
      <text:p text:style-name="P154"/>
      <text:p text:style-name="P155"/>
      <text:p text:style-name="P156"><text:span text:style-name="T157">##Variation 2##</text:span><text:span text:style-name="T158"><text:s/>(folgt</text:span><text:span text:style-name="T159"><text:s/>hier untestehend</text:span><text:span text:style-name="T160"><text:s/>bis ##Variation 2 ENDE#</text:span><text:span text:style-name="T161">#</text:span><text:span text:style-name="T162"><text:s/>… -&gt;</text:span><text:span text:style-name="T163">)</text:span></text:p>
      <text:p text:style-name="P164"/>
      <text:p text:style-name="P165">Unsensible Männer tragen Waffen im Halfter und zielen mit ihrem Finger auf einen Riss in der Wand.<text:s/></text:p>
      <text:p text:style-name="P166"/>
      <text:p text:style-name="P167">Echte Männer tragen Waffen. Unsensibel und gnadenlos. Einer von ihnen, ein hübscher mit Bauch, steht bei Tante Emma am Ladenregal. Es ist übersät von großen Schubladen, die gefüllt sind mit Nussrigeln, Krokant und sättigendem Marzipan. Echte Männer müssen satt sein vor dem Krieg. Oh… ich mein‘ … für die Action!<text:s/>(; und die feste pralle Zwiebel, die sich um ihre Seele schloss.)</text:p>
      <text:p text:style-name="P168"/>
      <text:p text:style-name="P169">Ein dicker, riesiger Bauch gewinnt sensible Frauen. Und der Zwiebelgeruch gewinnt beim Heraustreten an Substanz, wenn sich die sensible Frau bei kläglichen Annäherungsversuchen an seiner Seele schneidet.</text:p>
      <text:p text:style-name="P170"/>
      <text:p text:style-name="P171"><text:span text:style-name="T172">Der sensible Mann hingegen braucht nichts dergleichen. Kein Nussriegel, keine Zwiebelhaut, nur Umarmungen. Er redet nicht viel, er tritt zur Tat an. „Lasse reden!“, sagt er. Und zieht seinen Hut aus einer großen</text:span><text:span text:style-name="T173">,</text:span><text:span text:style-name="T174"><text:s/>bauchigen Tasche mit Klettverschluss.</text:span><text:span text:style-name="T175"><text:s/>Er rahmt sich selbst. Nichts, was die Waffenträger sagen können, macht ihm Angst oder Panik.</text:span><text:span text:style-name="T176"><text:s/>Ihm geht es um Stil und Echtheit. [… und Umarmungen]</text:span><text:span text:style-name="T177">. Ja, wie gesagt, er rahmt sich…<text:s/></text:span><text:span text:style-name="T178">*haha*</text:span><text:span text:style-name="T179"><text:s/>Und DAS(!), indem er seinen Reverskragen auffaltet und einen schicken blauen und übergroßen Filzhut aufsetzt. E rahmt sich samt Kragenweite und hat nichts übrig für Kriege und Seiltänzer-Dramen auf staubigem Asphalt.</text:span><text:span text:style-name="T180"><text:s/>Er geht voran, bis sich die weite<text:s/></text:span><text:soft-page-break/><text:span text:style-name="T181">Umarmung schließt.</text:span><text:span text:style-name="T182"><text:s/>Die große des Lebens.<text:s/></text:span><text:span text:style-name="T183">Eine Weite fällt auf. Die Enge fällt ein.</text:span><text:span text:style-name="T184"><text:s/>Das soll genug der Reden sein.</text:span></text:p>
      <text:p text:style-name="P185"/>
      <text:p text:style-name="P186">Ideen zur Verbesserung:</text:p>
      <text:list text:style-name="LFO1" text:continue-numbering="true">
        <text:list-item>
          <text:p text:style-name="P187"><text:span text:style-name="T188">Meh</text:span><text:span text:style-name="T189">r</text:span><text:span text:style-name="T190"><text:s/>kontextbezogene Verben</text:span><text:span text:style-name="T191"><text:s/>einbauen [… Labor… greift nach einer übergroßen Gabel.<text:s/></text:span><text:span text:style-name="T192">(Vgl. Muffin Man/ Zappa)</text:span><text:span text:style-name="T193">]</text:span><text:span text:style-name="T194">.</text:span></text:p>
        </text:list-item>
        <text:list-item>
          <text:p text:style-name="P195">Filzhut: etwa: nur die Augen guckten raus.</text:p>
        </text:list-item>
        <text:list-item>
          <text:p text:style-name="P196">Der große sensible Mann hat lange Füße und riesen Gorilla Arme.</text:p>
        </text:list-item>
        <text:list-item>
          <text:p text:style-name="P197">Mantel benennen bevor das Revers benannt wird.</text:p>
        </text:list-item>
      </text:list>
      <text:p text:style-name="P198"/>
      <text:p text:style-name="P199"><text:span text:style-name="T200">##Variation 2; EN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Palatino Linotype" svg:font-family="Palatino Linotype" style:font-family-generic="roman" style:font-pitch="variable" svg:panose-1="2 4 5 2 5 5 5 3 3 4"/>
    <style:font-face style:name="Segoe UI Emoji" svg:font-family="Segoe UI Emoj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background-fill draw:fill="solid"/>
      </style:paragraph-properties>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Andale Sans U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Palatino Linotype" style:font-name-asian="Andale Sans U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Palatino Linotype"/>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9847in" fo:margin-left="1.575in" fo:margin-bottom="0.9847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Robin Pape</meta:initial-creator>
    <dc:creator>Robin Pape</dc:creator>
    <meta:creation-date>2025-10-09T16:20:00Z</meta:creation-date>
    <dc:date>2025-10-09T18:43:00Z</dc:date>
    <meta:template xlink:href="Normal.dotm" xlink:type="simple"/>
    <meta:editing-cycles>297</meta:editing-cycles>
    <meta:editing-duration>PT0S</meta:editing-duration>
    <meta:user-defined meta:name="Info 1"/>
    <meta:user-defined meta:name="Info 2"/>
    <meta:user-defined meta:name="Info 3"/>
    <meta:user-defined meta:name="Info 4"/>
    <meta:document-statistic meta:page-count="9" meta:paragraph-count="44" meta:word-count="3020" meta:character-count="22009" meta:row-count="158" meta:non-whitespace-character-count="19033"/>
  </office:meta>
</office:document-meta>
</file>